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Gargi" fo:font-size="14pt" style:font-size-asian="14pt" style:font-size-complex="14pt"/>
    </style:style>
    <style:style style:name="P2" style:family="paragraph">
      <loext:graphic-properties draw:fill-color="#bce4e5"/>
      <style:paragraph-properties fo:text-align="center"/>
      <style:text-properties style:font-name="Gargi" fo:font-size="14pt" style:font-size-asian="14pt" style:font-size-complex="14pt"/>
    </style:style>
    <style:style style:name="P3" style:family="paragraph">
      <loext:graphic-properties draw:fill="solid" draw:fill-color="#bcaed5"/>
    </style:style>
    <style:style style:name="P4" style:family="paragraph">
      <loext:graphic-properties draw:fill="solid" draw:fill-color="#ffe5ca"/>
    </style:style>
    <style:style style:name="T1" style:family="text">
      <style:text-properties style:font-name="Gargi" fo:font-size="14pt" style:font-size-asian="14pt" style:font-size-complex="14pt"/>
    </style:style>
    <style:style style:name="gr1" style:family="graphic">
      <style:graphic-properties draw:fill-color="#bce4e5" draw:textarea-horizontal-align="justify" draw:textarea-vertical-align="middle" draw:auto-grow-height="false" fo:min-height="0.5102in" fo:min-width="2.6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fill="solid" draw:fill-color="#bcaed5" fo:min-height="0.4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bcaed5" fo:min-height="0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bcaed5" fo:min-height="0.7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e5ca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ffe5ca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ffe5ca" fo:min-height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e5ca" fo:min-height="0.6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ffe5ca" fo:min-height="0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ffe5ca" fo:min-height="0.7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e5ca" fo:min-height="0.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draw:custom-shape text:anchor-type="paragraph" draw:z-index="0" draw:name="Shape1" draw:style-name="gr1" draw:text-style-name="P2" svg:width="2.698in" svg:height="0.5106in" svg:x="2.2957in" svg:y="0.1299in"><text:p text:style-name="P1"><text:span text:style-name="T1">Discount</text:span><text:span text:style-name="T1">s card </text:span></text:p><draw:enhanced-geometry svg:viewBox="0 0 21600 21600" draw:glue-points="10800 0 0 10800 10800 21600 21600 10800" draw:type="flowchart-process" draw:enhanced-path="M 0 0 L 21600 0 21600 21600 0 21600 0 0 Z N"/></draw:custom-shape><draw:caption text:anchor-type="paragraph" draw:z-index="1" draw:name="Shape2" draw:style-name="gr2" draw:text-style-name="P3" svg:width="1.0732in" svg:height="0.4689in" svg:x="-0.2874in" svg:y="0.6925in" draw:caption-point-x="2.5831in" draw:caption-point-y="-0.0524in"><text:p>Phase 1 </text:p><text:p>Initiation </text:p></draw:caption><draw:caption text:anchor-type="paragraph" draw:z-index="2" draw:name="Shape3" draw:style-name="gr3" draw:text-style-name="P3" svg:width="0.7717in" svg:height="0.5835in" svg:x="1.6291in" svg:y="1.0673in" draw:caption-point-x="1.2709in" draw:caption-point-y="-0.4272in"><text:p>Phase 2</text:p><text:p>planning</text:p></draw:caption><draw:caption text:anchor-type="paragraph" draw:z-index="3" draw:name="Shape4" draw:style-name="gr4" draw:text-style-name="P3" svg:width="0.9169in" svg:height="0.7717in" svg:x="3.5354in" svg:y="1.0465in" draw:caption-point-x="0.8957in" draw:caption-point-y="-0.4063in"><text:p>Phase 3 </text:p><text:p>Development of mobile app <text:s/></text:p></draw:caption><draw:caption text:anchor-type="paragraph" draw:z-index="4" draw:name="Shape5" draw:style-name="gr4" draw:text-style-name="P3" svg:width="0.7717in" svg:height="0.7717in" svg:x="5.5043in" svg:y="0.9528in" draw:caption-point-x="-0.6772in" draw:caption-point-y="-0.3126in"><text:p>Phase 4</text:p><text:p>Ending</text:p></draw:caption><draw:caption text:anchor-type="paragraph" draw:z-index="5" draw:name="Shape6" draw:style-name="gr5" draw:text-style-name="P4" svg:width="1.0835in" svg:height="0.3843in" svg:x="-0.0165in" svg:y="1.5063in" draw:caption-point-x="-0.0413in" draw:caption-point-y="-0.3453in"><text:p>Identify <text:s/>Stakeholders </text:p></draw:caption><draw:caption text:anchor-type="paragraph" draw:z-index="6" draw:name="Shape7" draw:style-name="gr6" draw:text-style-name="P4" svg:width="1.0531in" svg:height="0.448in" svg:x="-0.1728in" svg:y="2.0047in" draw:caption-point-x="-0.0622in" draw:caption-point-y="-0.8437in"><text:p>Gathering requirements</text:p></draw:caption><draw:caption text:anchor-type="paragraph" draw:z-index="7" draw:name="Shape8" draw:style-name="gr7" draw:text-style-name="P4" svg:width="0.7717in" svg:height="0.3961in" svg:x="1.9102in" svg:y="1.7339in" draw:caption-point-x="-0.0205in" draw:caption-point-y="-0.0831in"><text:p>Project charter</text:p></draw:caption><draw:caption text:anchor-type="paragraph" draw:z-index="8" draw:name="Shape9" draw:style-name="gr8" draw:text-style-name="P4" svg:width="1.1252in" svg:height="0.698in" svg:x="1.7646in" svg:y="2.2134in" draw:caption-point-x="-0.0311in" draw:caption-point-y="-0.5626in"><text:p>Plan Stakeholders engagement</text:p></draw:caption><draw:caption text:anchor-type="paragraph" draw:z-index="9" draw:name="Shape10" draw:style-name="gr9" draw:text-style-name="P4" svg:width="0.7717in" svg:height="0.4587in" svg:x="1.6811in" svg:y="3.0465in" draw:caption-point-x="-0.052in" draw:caption-point-y="-1.3957in"><text:p>Build a team</text:p></draw:caption><draw:caption text:anchor-type="paragraph" draw:z-index="10" draw:name="Shape11" draw:style-name="gr10" draw:text-style-name="P4" svg:width="1.115in" svg:height="0.7717in" svg:x="3.7437in" svg:y="2.0047in" draw:caption-point-x="-0.1039in" draw:caption-point-y="-0.1866in"><text:p>Analysis – design – development - testing</text:p></draw:caption><draw:caption text:anchor-type="paragraph" draw:z-index="11" draw:name="Shape12" draw:style-name="gr11" draw:text-style-name="P4" svg:width="0.9587in" svg:height="0.2504in" svg:x="5.9417in" svg:y="1.9319in" draw:caption-point-x="-0.1461in" draw:caption-point-y="-0.2075in"><text:p>Deployment</text:p></draw:captio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1T22:04:44.399459517</dc:date>
    <meta:editing-duration>PT8H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